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/>
      <style:text-properties fo:color="#d4d4d4" style:font-name="Menlo" fo:font-size="7.59999990463257pt" fo:font-weight="normal" officeooo:paragraph-rsid="001a0f78" fo:background-color="#1e1e1e"/>
    </style:style>
    <style:style style:name="P3" style:family="paragraph" style:parent-style-name="Standard">
      <style:paragraph-properties style:line-height-at-least="0.4cm" fo:text-align="center" style:justify-single-word="false"/>
      <style:text-properties fo:color="#d4d4d4" style:font-name="Menlo" fo:font-size="12pt" fo:font-weight="normal" officeooo:rsid="001821ee" officeooo:paragraph-rsid="001821ee" fo:background-color="#1e1e1e" style:font-size-asian="10.5pt" style:font-size-complex="12pt"/>
    </style:style>
    <style:style style:name="P4" style:family="paragraph" style:parent-style-name="Standard">
      <style:paragraph-properties style:line-height-at-least="0.4cm"/>
    </style:style>
    <style:style style:name="P5" style:family="paragraph" style:parent-style-name="Standard">
      <style:paragraph-properties style:line-height-at-least="0.4cm"/>
      <style:text-properties fo:color="#6a9955" style:font-name="Menlo" fo:font-size="7.59999990463257pt" fo:font-weight="normal" fo:background-color="#1e1e1e"/>
    </style:style>
    <style:style style:name="P6" style:family="paragraph" style:parent-style-name="Standard">
      <style:paragraph-properties fo:margin-top="0cm" fo:margin-bottom="0.499cm" loext:contextual-spacing="false" style:line-height-at-least="0.4cm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4fc1ff"/>
    </style:style>
    <style:style style:name="T5" style:family="text">
      <style:text-properties fo:color="#ce9178"/>
    </style:style>
    <style:style style:name="T6" style:family="text">
      <style:text-properties fo:color="#6a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PAGATION DES ÉVÉNEMENTS</text:span></text:p>
      <text:p text:style-name="P1"><text:span text:style-name="T1"/></text:p>
      <text:p text:style-name="P1"><text:span text:style-name="T1"/></text:p>
      <text:p text:style-name="P1"><text:span text:style-name="T1">window</text:span>.<text:span text:style-name="T2">onload</text:span> = <text:span text:style-name="T3">function</text:span>(){</text:p>
      <text:p text:style-name="P4"/>
      <text:p text:style-name="P1"><text:span text:style-name="T3">const</text:span> <text:span text:style-name="T4">parent</text:span> = <text:span text:style-name="T1">document</text:span>.<text:span text:style-name="T2">querySelector</text:span>(<text:span text:style-name="T5">"#parent"</text:span>);</text:p>
      <text:p text:style-name="P1"><text:span text:style-name="T3">const</text:span> <text:span text:style-name="T4">enfant</text:span> = <text:span text:style-name="T1">document</text:span>.<text:span text:style-name="T2">querySelector</text:span>(<text:span text:style-name="T5">"#enfant"</text:span>);</text:p>
      <text:p text:style-name="P6"/>
      <text:p text:style-name="P1"><text:span text:style-name="T3">const</text:span> <text:span text:style-name="T2">parentFunction</text:span> = (<text:span text:style-name="T1">event</text:span>) <text:span text:style-name="T3">=&gt;</text:span>{</text:p>
      <text:p text:style-name="P1"><text:span text:style-name="T1">console</text:span>.<text:span text:style-name="T2">log</text:span>(<text:span text:style-name="T5">"click sur parent"</text:span>);</text:p>
      <text:p text:style-name="P1">};</text:p>
      <text:p text:style-name="P4"/>
      <text:p text:style-name="P1"><text:span text:style-name="T3">const</text:span> <text:span text:style-name="T2">enfantFunction</text:span> = (<text:span text:style-name="T1">even</text:span>) <text:span text:style-name="T3">=&gt;</text:span>{</text:p>
      <text:p text:style-name="P1"><text:span text:style-name="T1">console</text:span>.<text:span text:style-name="T2">log</text:span>(<text:span text:style-name="T5">"click sur enfant"</text:span>);</text:p>
      <text:p text:style-name="P1">}</text:p>
      <text:p text:style-name="P4"/>
      <text:p text:style-name="P2"><text:span text:style-name="T4">parent</text:span>.<text:span text:style-name="T2">addEventListener</text:span>(<text:span text:style-name="T5">"click"</text:span>, <text:span text:style-name="T2">parentFunction</text:span>, <text:span text:style-name="T3">true</text:span>); </text:p>
      <text:p text:style-name="P2"><text:span text:style-name="T6"/></text:p>
      <text:p text:style-name="P1"/>
      <text:p text:style-name="P1"><text:span text:style-name="T4">enfant</text:span>.<text:span text:style-name="T2">addEventListener</text:span>(<text:span text:style-name="T5">"click"</text:span>, <text:span text:style-name="T2">enfantFunction</text:span>, <text:span text:style-name="T3">true</text:span>);</text:p>
      <text:p text:style-name="P6"/>
      <text:p text:style-name="P1">}</text:p>
      <text:p text:style-name="Standard"/>
      <text:p text:style-name="Standard"/>
      <text:p text:style-name="P5"><text:s/>sans le true on sera dans l'éxécution Bubble ou l'enfant passe avnat le parent.</text:p>
      <text:p text:style-name="P2"><text:span text:style-name="T6"><text:s/>avec true on est dans l'exécution capture on le parent passe avant l'enf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8:36:06.936436972</meta:creation-date>
    <dc:date>2020-10-04T18:39:45.498413952</dc:date>
    <meta:editing-duration>PT3M38S</meta:editing-duration>
    <meta:editing-cycles>3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15" meta:word-count="66" meta:character-count="554" meta:non-whitespace-character-count="500"/>
  </office:meta>
</office:document-meta>
</file>